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8"/>
          <table:table-cell office:value-type="float" office:value="368078" calcext:value-type="float">
            <text:p>368078</text:p>
          </table:table-cell>
          <table:table-cell table:number-columns-repeated="8"/>
        </table:table-row>
        <table:table-row table:style-name="ro1" table:number-rows-repeated="20">
          <table:table-cell table:number-columns-repeated="17"/>
        </table:table-row>
        <table:table-row table:style-name="ro1">
          <table:table-cell table:number-columns-repeated="8"/>
          <table:table-cell table:formula="of:=[.J26]+[.J27]" office:value-type="float" office:value="369601" calcext:value-type="float">
            <text:p>369601</text:p>
          </table:table-cell>
          <table:table-cell table:formula="of:=[.K26]+[.K27]+[.J27]" office:value-type="float" office:value="363010" calcext:value-type="float">
            <text:p>363010</text:p>
          </table:table-cell>
          <table:table-cell table:formula="of:=[.L26]+[.L27]+[.K27]+[.J27]" office:value-type="float" office:value="349975" calcext:value-type="float">
            <text:p>349975</text:p>
          </table:table-cell>
          <table:table-cell table:formula="of:=[.M26]+[.M27]+[.L27]+[.K27]" office:value-type="float" office:value="330785" calcext:value-type="float">
            <text:p>330785</text:p>
          </table:table-cell>
          <table:table-cell table:formula="of:=[.N26]+[.N27]+[.M27]+[.L27]" office:value-type="float" office:value="312453" calcext:value-type="float">
            <text:p>312453</text:p>
          </table:table-cell>
          <table:table-cell table:formula="of:=[.O26]+[.O27]+[.N27]+[.M27]" office:value-type="float" office:value="295229" calcext:value-type="float">
            <text:p>295229</text:p>
          </table:table-cell>
          <table:table-cell table:formula="of:=[.P26]+[.P27]+[.O27]+[.N27]" office:value-type="float" office:value="279138" calcext:value-type="float">
            <text:p>279138</text:p>
          </table:table-cell>
          <table:table-cell table:formula="of:=[.Q26]+[.Q27]+[.P27]+[.O27]" office:value-type="float" office:value="266330" calcext:value-type="float">
            <text:p>266330</text:p>
          </table:table-cell>
          <table:table-cell table:formula="of:=[.Q27]+[.P27]" office:value-type="float" office:value="130654" calcext:value-type="float">
            <text:p>130654</text:p>
          </table:table-cell>
        </table:table-row>
        <table:table-row table:style-name="ro1">
          <table:table-cell table:number-columns-repeated="9"/>
          <table:table-cell table:formula="of:=[.K27]+[.K28]" office:value-type="float" office:value="6591" calcext:value-type="float">
            <text:p>6591</text:p>
          </table:table-cell>
          <table:table-cell table:formula="of:=[.L27]+[.L28]+[.K28]" office:value-type="float" office:value="6444" calcext:value-type="float">
            <text:p>6444</text:p>
          </table:table-cell>
          <table:table-cell table:formula="of:=[.M27]+[.M28]+[.L28]+[.K28]" office:value-type="float" office:value="6155" calcext:value-type="float">
            <text:p>6155</text:p>
          </table:table-cell>
          <table:table-cell table:formula="of:=[.N27]+[.N28]+[.M28]+[.L28]" office:value-type="float" office:value="5733" calcext:value-type="float">
            <text:p>5733</text:p>
          </table:table-cell>
          <table:table-cell table:formula="of:=[.O27]+[.O28]+[.N28]+[.M28]" office:value-type="float" office:value="5336" calcext:value-type="float">
            <text:p>5336</text:p>
          </table:table-cell>
          <table:table-cell table:formula="of:=[.P27]+[.P28]+[.O28]+[.N28]" office:value-type="float" office:value="5022" calcext:value-type="float">
            <text:p>5022</text:p>
          </table:table-cell>
          <table:table-cell table:formula="of:=[.P28]+[.O28]" office:value-type="float" office:value="2450" calcext:value-type="float">
            <text:p>2450</text:p>
          </table:table-cell>
          <table:table-cell table:formula="of:=[.Q28]+[.P28]+[.P27]" office:value-type="float" office:value="128204" calcext:value-type="float">
            <text:p>128204</text:p>
          </table:table-cell>
        </table:table-row>
        <table:table-row table:style-name="ro1">
          <table:table-cell table:number-columns-repeated="9"/>
          <table:table-cell table:formula="of:=[.J27]+[.K27]+[.K28]+[.K29]" office:value-type="float" office:value="13486" calcext:value-type="float">
            <text:p>13486</text:p>
          </table:table-cell>
          <table:table-cell table:formula="of:=[.L28]+[.L29]" office:value-type="float" office:value="147" calcext:value-type="float">
            <text:p>147</text:p>
          </table:table-cell>
          <table:table-cell table:formula="of:=[.M28]+[.M29]+[.L29]" office:value-type="float" office:value="142" calcext:value-type="float">
            <text:p>142</text:p>
          </table:table-cell>
          <table:table-cell table:formula="of:=[.N28]+[.N29]+[.M29]+[.L29]" office:value-type="float" office:value="133" calcext:value-type="float">
            <text:p>133</text:p>
          </table:table-cell>
          <table:table-cell table:formula="of:=[.O28]+[.O29]+[.N29]+[.M29]" office:value-type="float" office:value="122" calcext:value-type="float">
            <text:p>122</text:p>
          </table:table-cell>
          <table:table-cell table:formula="of:=[.N29]+[.O29]" office:value-type="float" office:value="59" calcext:value-type="float">
            <text:p>59</text:p>
          </table:table-cell>
          <table:table-cell table:formula="of:=[.P29]+[.O29]+[.O28]" office:value-type="float" office:value="2391" calcext:value-type="float">
            <text:p>2391</text:p>
          </table:table-cell>
          <table:table-cell table:formula="of:=[.Q29]+[.P29]+[.P28]+[.P27]" office:value-type="float" office:value="123363" calcext:value-type="float">
            <text:p>123363</text:p>
          </table:table-cell>
        </table:table-row>
        <table:table-row table:style-name="ro1">
          <table:table-cell table:number-columns-repeated="9"/>
          <table:table-cell table:formula="of:=[.J28]+[.K28]+[.K29]+[.K30]" office:value-type="float" office:value="14267" calcext:value-type="float">
            <text:p>14267</text:p>
          </table:table-cell>
          <table:table-cell table:formula="of:=[.K28]+[.L28]+[.L29]+[.L30]" office:value-type="float" office:value="304" calcext:value-type="float">
            <text:p>304</text:p>
          </table:table-cell>
          <table:table-cell table:formula="of:=[.M29]+[.M30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N29]+[.N30]+[.O30]" office:value-type="float" office:value="57" calcext:value-type="float">
            <text:p>57</text:p>
          </table:table-cell>
          <table:table-cell table:formula="of:=[.P30]+[.O30]+[.O29]+[.O28]" office:value-type="float" office:value="2275" calcext:value-type="float">
            <text:p>2275</text:p>
          </table:table-cell>
          <table:table-cell table:formula="of:=[.Q30]+[.P30]+[.P29]+[.P28]" office:value-type="float" office:value="116247" calcext:value-type="float">
            <text:p>116247</text:p>
          </table:table-cell>
        </table:table-row>
        <table:table-row table:style-name="ro1">
          <table:table-cell table:number-columns-repeated="9"/>
          <table:table-cell table:formula="of:=[.J29]+[.K29]+[.K30]+[.K31]" office:value-type="float" office:value="15252" calcext:value-type="float">
            <text:p>15252</text:p>
          </table:table-cell>
          <table:table-cell table:formula="of:=[.K29]+[.L29]+[.L30]+[.L31]" office:value-type="float" office:value="330" calcext:value-type="float">
            <text:p>330</text:p>
          </table:table-cell>
          <table:table-cell table:formula="of:=[.L29]+[.M29]+[.M30]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N30]+[.N31]+[.O31]+[.N29]" office:value-type="float" office:value="54" calcext:value-type="float">
            <text:p>54</text:p>
          </table:table-cell>
          <table:table-cell table:formula="of:=[.P31]+[.O31]+[.O30]+[.O29]" office:value-type="float" office:value="2105" calcext:value-type="float">
            <text:p>2105</text:p>
          </table:table-cell>
          <table:table-cell table:formula="of:=[.Q31]+[.P31]+[.P30]+[.P29]" office:value-type="float" office:value="109476" calcext:value-type="float">
            <text:p>109476</text:p>
          </table:table-cell>
        </table:table-row>
        <table:table-row table:style-name="ro1">
          <table:table-cell table:number-columns-repeated="9"/>
          <table:table-cell table:formula="of:=[.J30]+[.K30]+[.K31]+[.K32]" office:value-type="float" office:value="16295" calcext:value-type="float">
            <text:p>16295</text:p>
          </table:table-cell>
          <table:table-cell table:formula="of:=[.K30]+[.L30]+[.L31]" office:value-type="float" office:value="351" calcext:value-type="float">
            <text:p>351</text:p>
          </table:table-cell>
          <table:table-cell table:formula="of:=[.L30]+[.M30]" office:value-type="float" office:value="11" calcext:value-type="float">
            <text:p>11</text:p>
          </table:table-cell>
          <table:table-cell table:formula="of:=[.M30]+[.L30]+[.L31]+[.N30]" office:value-type="float" office:value="23" calcext:value-type="float">
            <text:p>23</text:p>
          </table:table-cell>
          <table:table-cell table:formula="of:=[.N30]+[.M30]+[.M31]" office:value-type="float" office:value="25" calcext:value-type="float">
            <text:p>25</text:p>
          </table:table-cell>
          <table:table-cell table:formula="of:=[.N30]+[.N31]" office:value-type="float" office:value="26" calcext:value-type="float">
            <text:p>26</text:p>
          </table:table-cell>
          <table:table-cell table:formula="of:=[.P32]+[.O32]+[.O31]+[.O30]" office:value-type="float" office:value="1968" calcext:value-type="float">
            <text:p>1968</text:p>
          </table:table-cell>
          <table:table-cell table:formula="of:=[.Q32]+[.P32]+[.P31]+[.P30]" office:value-type="float" office:value="103128" calcext:value-type="float">
            <text:p>103128</text:p>
          </table:table-cell>
        </table:table-row>
        <table:table-row table:style-name="ro1">
          <table:table-cell table:number-columns-repeated="9"/>
          <table:table-cell table:formula="of:=[.J31]+[.K31]+[.K32]" office:value-type="float" office:value="17008" calcext:value-type="float">
            <text:p>17008</text:p>
          </table:table-cell>
          <table:table-cell table:formula="of:=[.K31]+[.L31]" office:value-type="float" office:value="362" calcext:value-type="float">
            <text:p>362</text:p>
          </table:table-cell>
          <table:table-cell table:formula="of:=[.K32]+[.K31]+[.L31]+[.M31]" office:value-type="float" office:value="747" calcext:value-type="float">
            <text:p>747</text:p>
          </table:table-cell>
          <table:table-cell table:formula="of:=[.L32]+[.L31]+[.M31]+[.N31]" office:value-type="float" office:value="806" calcext:value-type="float">
            <text:p>806</text:p>
          </table:table-cell>
          <table:table-cell table:formula="of:=[.M32]+[.M31]+[.N31]+[.O31]" office:value-type="float" office:value="880" calcext:value-type="float">
            <text:p>880</text:p>
          </table:table-cell>
          <table:table-cell table:formula="of:=[.N32]+[.N31]+[.O31]" office:value-type="float" office:value="931" calcext:value-type="float">
            <text:p>931</text:p>
          </table:table-cell>
          <table:table-cell table:formula="of:=[.O32]+[.O31]" office:value-type="float" office:value="957" calcext:value-type="float">
            <text:p>957</text:p>
          </table:table-cell>
          <table:table-cell table:formula="of:=[.Q33]+[.P33]+[.P32]+[.P31]" office:value-type="float" office:value="98098" calcext:value-type="float">
            <text:p>98098</text:p>
          </table:table-cell>
        </table:table-row>
        <table:table-row table:style-name="ro1">
          <table:table-cell table:number-columns-repeated="9"/>
          <table:table-cell table:formula="of:=[.J32]+[.K32]" office:value-type="float" office:value="17370" calcext:value-type="float">
            <text:p>17370</text:p>
          </table:table-cell>
          <table:table-cell table:formula="of:=[.J33]+[.J32]+[.K32]+[.L32]" office:value-type="float" office:value="35487" calcext:value-type="float">
            <text:p>35487</text:p>
          </table:table-cell>
          <table:table-cell table:formula="of:=[.K33]+[.K32]+[.L32]+[.M32]" office:value-type="float" office:value="37402" calcext:value-type="float">
            <text:p>37402</text:p>
          </table:table-cell>
          <table:table-cell table:formula="of:=[.L33]+[.L32]+[.M32]+[.N32]" office:value-type="float" office:value="39835" calcext:value-type="float">
            <text:p>39835</text:p>
          </table:table-cell>
          <table:table-cell table:formula="of:=[.M33]+[.M32]+[.N32]+[.O32]" office:value-type="float" office:value="42452" calcext:value-type="float">
            <text:p>42452</text:p>
          </table:table-cell>
          <table:table-cell table:formula="of:=[.N33]+[.N32]+[.O32]+[.P32]" office:value-type="float" office:value="45220" calcext:value-type="float">
            <text:p>45220</text:p>
          </table:table-cell>
          <table:table-cell table:formula="of:=[.O33]+[.O32]+[.P32]" office:value-type="float" office:value="47108" calcext:value-type="float">
            <text:p>47108</text:p>
          </table:table-cell>
          <table:table-cell table:formula="of:=[.P33]+[.P32]" office:value-type="float" office:value="48065" calcext:value-type="float">
            <text:p>48065</text:p>
          </table:table-cell>
        </table:table-row>
        <table:table-row table:style-name="ro1" table:number-rows-repeated="13">
          <table:table-cell table:number-columns-repeated="17"/>
        </table:table-row>
        <table:table-row table:style-name="ro1"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Hilgendorf</meta:initial-creator>
    <meta:creation-date>2017-12-03T14:31:54.730880537</meta:creation-date>
    <dc:date>2017-12-03T14:41:45.861286983</dc:date>
    <dc:creator>Martin Hilgendorf</dc:creator>
    <meta:editing-duration>PT1M57S</meta:editing-duration>
    <meta:editing-cycles>1</meta:editing-cycles>
    <meta:document-statistic meta:table-count="1" meta:cell-count="92" meta:object-count="0"/>
    <meta:generator>LibreOffice/5.3.5.2$Linux_X86_64 LibreOffice_project/30m0$Build-2</meta:generator>
  </office:meta>
</office:document-meta>
</file>